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62b2" officeooo:paragraph-rsid="001262b2"/>
    </style:style>
    <style:style style:name="P2" style:family="paragraph" style:parent-style-name="Standard">
      <style:text-properties officeooo:rsid="0014d87e" officeooo:paragraph-rsid="0014d87e"/>
    </style:style>
    <style:style style:name="P3" style:family="paragraph" style:parent-style-name="Standard">
      <style:text-properties officeooo:rsid="00152eee" officeooo:paragraph-rsid="00152eee"/>
    </style:style>
    <style:style style:name="P4" style:family="paragraph" style:parent-style-name="Standard">
      <style:text-properties officeooo:rsid="00165027" officeooo:paragraph-rsid="00165027"/>
    </style:style>
    <style:style style:name="P5" style:family="paragraph" style:parent-style-name="Standard">
      <style:text-properties officeooo:rsid="001262b2" officeooo:paragraph-rsid="001262b2"/>
    </style:style>
    <style:style style:name="P6" style:family="paragraph" style:parent-style-name="Standard">
      <style:text-properties officeooo:rsid="0017fb4b" officeooo:paragraph-rsid="0017fb4b"/>
    </style:style>
    <style:style style:name="T1" style:family="text">
      <style:text-properties officeooo:rsid="0012c397"/>
    </style:style>
    <style:style style:name="T2" style:family="text">
      <style:text-properties officeooo:rsid="001513b8"/>
    </style:style>
    <style:style style:name="T3" style:family="text">
      <style:text-properties officeooo:rsid="00167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зюме</text:p>
      <text:p text:style-name="P1"/>
      <text:p text:style-name="P1">Навыки <text:span text:style-name="T3">(Образования)</text:span></text:p>
      <text:p text:style-name="P1"/>
      <text:p text:style-name="P1">(вещи на которые у меня есть майндмапы)</text:p>
      <text:p text:style-name="P6">(вероятно вещи из майндмапа моих навыков)</text:p>
      <text:p text:style-name="P1"/>
      <text:p text:style-name="P1">Активные Проекты</text:p>
      <text:p text:style-name="P1"/>
      <text:p text:style-name="P1">(всё что прошло полный цикл Виноградов Групп, запущено, решены все элементы круга и остаётся только крутить ручку)</text:p>
      <text:p text:style-name="P1"/>
      <text:p text:style-name="P2">ПИФ Виноградов Груп</text:p>
      <text:p text:style-name="P2">Т<text:span text:style-name="T2">зО</text:span>В Дневник Повторений</text:p>
      <text:p text:style-name="P3">ТзОВ Виноградов Груп Антикс</text:p>
      <text:p text:style-name="P4">ТзОВ Виноградов Груп Программинг</text:p>
      <text:p text:style-name="P4"/>
      <text:p text:style-name="P4">* только те которые уже запущены.</text:p>
      <text:p text:style-name="P1">** <text:span text:style-name="T1">ресёрч на эту тему в вопроснике я уже делал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6:15:45.241880807</meta:creation-date>
    <dc:date>2020-05-08T20:33:14.408818112</dc:date>
    <meta:editing-duration>PT2H48M5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5" meta:character-count="417" meta:non-whitespace-character-count="364"/>
  </office:meta>
</office:document-meta>
</file>